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3_1">
      <text:list-level-style-number text:level="1" text:style-name="WW_CharLFO3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o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Courier New"/>
      </text:list-level-style-bullet>
      <text:list-level-style-bullet text:level="2" text:style-name="WW_CharLFO5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T17" style:parent-style-name="Silné" style:family="text">
      <style:text-properties style:font-weight-complex="bold"/>
    </style:style>
    <style:style style:name="P18" style:parent-style-name="Nadpis1" style:family="paragraph">
      <style:paragraph-properties fo:text-align="justify"/>
    </style:style>
    <style:style style:name="P19" style:parent-style-name="Číslovanýseznam" style:family="paragraph">
      <style:paragraph-properties fo:margin-left="0.25in" fo:text-indent="-0.25in">
        <style:tab-stops/>
      </style:paragraph-properties>
    </style:style>
    <style:style style:name="P20" style:parent-style-name="Číslovanýseznam" style:family="paragraph">
      <style:paragraph-properties fo:margin-left="0.25in" fo:text-indent="-0.25in">
        <style:tab-stops/>
      </style:paragraph-properties>
    </style:style>
    <style:style style:name="P21" style:parent-style-name="Číslovanýseznam" style:family="paragraph">
      <style:paragraph-properties fo:margin-left="0.25in" fo:text-indent="-0.25in">
        <style:tab-stops/>
      </style:paragraph-properties>
    </style:style>
    <style:style style:name="P22" style:parent-style-name="Základnítext" style:family="paragraph">
      <style:text-properties fo:color="#000000"/>
    </style:style>
    <style:style style:name="P23" style:parent-style-name="Číslovanýseznam" style:family="paragraph">
      <style:paragraph-properties fo:margin-left="0.25in" fo:text-indent="-0.25in">
        <style:tab-stops/>
      </style:paragraph-properties>
    </style:style>
    <style:style style:name="P24" style:parent-style-name="Číslovanýseznam" style:family="paragraph">
      <style:paragraph-properties fo:margin-left="0.1972in" fo:text-indent="-0.1972in">
        <style:tab-stops/>
      </style:paragraph-properties>
    </style:style>
    <style:style style:name="P25" style:parent-style-name="Číslovanýseznam" style:family="paragraph">
      <style:paragraph-properties fo:margin-left="0.1972in" fo:text-indent="-0.1972in">
        <style:tab-stops/>
      </style:paragraph-properties>
    </style:style>
    <style:style style:name="P26" style:parent-style-name="Číslovanýseznam" style:family="paragraph">
      <style:paragraph-properties fo:margin-left="0.1972in" fo:text-indent="-0.1972in">
        <style:tab-stops/>
      </style:paragraph-properties>
    </style:style>
    <style:style style:name="P27" style:parent-style-name="Číslovanýseznam" style:family="paragraph">
      <style:paragraph-properties fo:margin-left="0.1972in" fo:text-indent="-0.1972in">
        <style:tab-stops/>
      </style:paragraph-properties>
    </style:style>
    <style:style style:name="P28" style:parent-style-name="Číslovanýseznam" style:family="paragraph">
      <style:paragraph-properties fo:margin-left="0.1972in" fo:text-indent="-0.1972in">
        <style:tab-stops/>
      </style:paragraph-properties>
    </style:style>
    <style:style style:name="P29" style:parent-style-name="podpis" style:family="paragraph">
      <style:paragraph-properties fo:text-align="start" fo:margin-left="0in">
        <style:tab-stops/>
      </style:paragraph-properties>
    </style:style>
    <style:style style:name="P30" style:parent-style-name="podpis" style:family="paragraph">
      <style:paragraph-properties fo:text-align="start" fo:margin-left="0in">
        <style:tab-stops/>
      </style:paragraph-properties>
    </style:style>
    <style:style style:name="P31" style:parent-style-name="podpis" style:family="paragraph">
      <style:paragraph-properties fo:text-align="start" fo:margin-left="0in">
        <style:tab-stops/>
      </style:paragraph-properties>
    </style:style>
    <style:style style:name="P32" style:parent-style-name="Nadpis1" style:family="paragraph">
      <style:paragraph-properties fo:margin-bottom="0in"/>
    </style:style>
    <style:style style:name="P33" style:parent-style-name="Nadpis1" style:family="paragraph">
      <style:paragraph-properties fo:margin-bottom="0in"/>
    </style:style>
    <style:style style:name="P34" style:parent-style-name="podpis" style:family="paragraph">
      <style:paragraph-properties fo:text-align="start" fo:margin-left="0in">
        <style:tab-stops/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4/2022<text:bookmark-end text:name="Text14"/></text:p>
            <text:p text:style-name="Normální">KVOP-17680/2022<text:bookmark-end text:name="Text2"/></text:p>
            <text:p text:style-name="Normální"><text:bookmark-start text:name="Text6"/>02. 03. 2022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á paní</text:p>
            <text:p text:style-name="Normální">M. R.</text:p>
            <text:p text:style-name="Normální"/>
            <text:p text:style-name="Normální"/>
            <text:p text:style-name="Normální"/>
            <text:p text:style-name="Normální"><text:span text:style-name="T17">Do vlastních rukou</text:span></text:p>
            <text:p text:style-name="Normální"/>
          </table:table-cell>
        </table:table-row>
      </table:table>
      <text:h text:style-name="P18" text:outline-level="1">Sdělení o vyhovění odvolání proti rozhodnutí<text:s/>povinného subjektu při vyřízení žádosti o informace podle zákona č. 106/1999 Sb., o svobodném přístupu k informacím, ve znění pozdějších předpisů (autoremedurou)</text:h>
      <text:p text:style-name="Základnítext">Vážená paní R.,</text:p>
      <text:p text:style-name="Základnítext">dne 10. ledna 2022 Kancelář veřejného ochránce práv obdržela Váš dopis, ve kterém jste požadovala sdělení informace o nejvyšším dosaženém vzdělání paní Z. Svůj dotaz jste zdůvodnila tím, že paní Z. je od roku 2006 zaměstnána na Úřadu městské části X ve vedoucí pozici na úseku sociálně-právní ochrany dětí. Vyjádřila jste svůj osobní<text:s/>názor, že paní Z. pro tuto pracovní pozici nesplňuje kvalifikační předpoklady, a proto se nemohla zúčastnit výběrového řízení. Domníváte se tedy, že v daném případě došlo k podvodu.</text:p>
      <text:p text:style-name="Základnítext">xxx</text:p>
      <text:p text:style-name="P19">xxx</text:p>
      <text:p text:style-name="P20">xxx</text:p>
      <text:p text:style-name="P21">xxx</text:p>
      <text:p text:style-name="P22">xxx</text:p>
      <text:p text:style-name="P23">Z těchto důvodů jsem se rozhodl využít možnosti<text:s/>uvedené v § 16 ve spojení s § 20 odst. 4 písm. b) zákona o svobodném přístupu k informacím a situaci napravit vydání rozhodnutí o tzv. autoremeduře ve smyslu § 87 správního řádu<text:span text:style-name="Značkapozn.podčarou"><text:note text:note-class="footnote" text:id="_ftn0"><text:note-citation>1</text:note-citation><text:note-body><text:p text:style-name="Textpozn.podčarou"><text:s/>Zákon č. 500/2004 Sb., správní řád, ve znění pozdějších předpisů.</text:p></text:note-body></text:note></text:span><text:s/>za současného poskytnutí požadované informace. Věřím, že takový postup budete považovat za vstřícnější a efektivnější i Vy.</text:p>
      <text:list text:style-name="LFO3_1" text:continue-numbering="true">
        <text:list-item>
          <text:p text:style-name="P24">Ze sdělení Úřadu městské části X ze dne 14. května 2021, č. j. ÚMČ P15 19520/2021/OPVZ/MTo, vyplývá, že:</text:p>
        </text:list-item>
      </text:list>
      <text:list text:style-name="LFO4" text:continue-numbering="true">
        <text:list-item>
          <text:p text:style-name="P25">paní I. Z. absolvovala odborné nástavbové studium na Střední škole sociálně-právní v Praze a své vzdělání ukončila maturitní zkouškou,</text:p>
        </text:list-item>
        <text:list-item>
          <text:p text:style-name="P26">tamní městský úřad disponuje dokladem o nejvyšším dosaženém vzdělání paní Z., nicméně Vám ho odmítl poskytnout s ohledem na ochranu jejích osobních údajů. O<text:s/>této<text:s/><text:soft-page-break/>skutečnosti Vás Úřad městské části X měl informovat ve svém rozhodnutí z téhož dne pod č. j. ÚMČ P15 21945/2021/OPVZ/MTo.</text:p>
        </text:list-item>
      </text:list>
      <text:list text:style-name="LFO3_1" text:continue-numbering="true">
        <text:list-item>
          <text:p text:style-name="P27">Ve sdělení ze dne 21. dubna 2021, č. j. 17066/2021/OPVZ/MTo, Vás Úřad městské části X informoval o tom, že:</text:p>
        </text:list-item>
      </text:list>
      <text:list text:style-name="LFO5" text:continue-numbering="true">
        <text:list-item>
          <text:p text:style-name="P28">nejvyšší dosažené vzdělání paní Z., je vyšší odborné vzdělání, obor sociálně-právní péče, kterého dosáhla v roce 1981, přičemž Vám tuto informaci již dříve opakovaně poskytl.</text:p>
        </text:list-item>
      </text:list>
      <text:p text:style-name="P29"/>
      <text:p text:style-name="P30"/>
      <text:p text:style-name="P31"/>
      <text:p text:style-name="podpis">JUDr. Pavel Pořízek, Ph.D.</text:p>
      <text:p text:style-name="podpis">vedoucí Kanceláře veřejného ochránce práv</text:p>
      <text:h text:style-name="P32" text:outline-level="1"/>
      <text:p text:style-name="Normální"/>
      <text:h text:style-name="P33" text:outline-level="1">Příloha</text:h>
      <text:p text:style-name="P34">Rozhodnutí o autoremeduře</text:p>
      <text:p text:style-name="podpis"/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-complex="Times New Roman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Courier New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Courier New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number text:level="1" text:style-name="WW_CharLFO3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o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Courier New"/>
      </text:list-level-style-bullet>
      <text:list-level-style-bullet text:level="2" text:style-name="WW_CharLFO5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CAOP0*</text:span></text:p>
        <text:p text:style-name="P12"><text:span text:style-name="T13">KVOPX00CAOP0</text:span>KVOPX00CAOP0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2-03-22T08:36:00Z</meta:creation-date>
    <dc:date>2022-03-22T08:52:00Z</dc:date>
    <meta:print-date>2016-06-27T08:08:00Z</meta:print-date>
    <meta:template xlink:href="KVOP_dopis%20vedoucího" xlink:type="simple"/>
    <meta:editing-cycles>4</meta:editing-cycles>
    <meta:editing-duration>PT420S</meta:editing-duration>
    <meta:user-defined meta:name="ContentTypeId">0x010100D3A71DC738674B4893D02C4CA0E22FAC</meta:user-defined>
    <meta:document-statistic meta:page-count="2" meta:paragraph-count="4" meta:word-count="313" meta:character-count="2156" meta:row-count="15" meta:non-whitespace-character-count="1847"/>
  </office:meta>
</office:document-meta>
</file>